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C</text:p>
          </table:table-cell>
          <table:table-cell office:value-type="float" office:value="-8.209334">
            <text:p>-8.209334</text:p>
          </table:table-cell>
          <table:table-cell office:value-type="float" office:value="-0.375487">
            <text:p>-0.375487</text:p>
          </table:table-cell>
          <table:table-cell office:value-type="float" office:value="6.828905">
            <text:p>6.82890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61927">
            <text:p>-7.761927</text:p>
          </table:table-cell>
          <table:table-cell office:value-type="float" office:value="1.007272">
            <text:p>1.007272</text:p>
          </table:table-cell>
          <table:table-cell office:value-type="float" office:value="6.828108">
            <text:p>6.82810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461142">
            <text:p>-8.461142</text:p>
          </table:table-cell>
          <table:table-cell office:value-type="float" office:value="1.966637">
            <text:p>1.966637</text:p>
          </table:table-cell>
          <table:table-cell office:value-type="float" office:value="6.094433">
            <text:p>6.09443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636359">
            <text:p>-9.636359</text:p>
          </table:table-cell>
          <table:table-cell office:value-type="float" office:value="1.582561">
            <text:p>1.582561</text:p>
          </table:table-cell>
          <table:table-cell office:value-type="float" office:value="5.330306">
            <text:p>5.33030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065922">
            <text:p>-10.065922</text:p>
          </table:table-cell>
          <table:table-cell office:value-type="float" office:value="0.25494">
            <text:p>0.25494</text:p>
          </table:table-cell>
          <table:table-cell office:value-type="float" office:value="5.330874">
            <text:p>5.33087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337482">
            <text:p>-9.337482</text:p>
          </table:table-cell>
          <table:table-cell office:value-type="float" office:value="-0.743884">
            <text:p>-0.743884</text:p>
          </table:table-cell>
          <table:table-cell office:value-type="float" office:value="6.094819">
            <text:p>6.09481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032504">
            <text:p>-7.032504</text:p>
          </table:table-cell>
          <table:table-cell office:value-type="float" office:value="-1.228403">
            <text:p>-1.228403</text:p>
          </table:table-cell>
          <table:table-cell office:value-type="float" office:value="6.82873">
            <text:p>6.8287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857674">
            <text:p>-5.857674</text:p>
          </table:table-cell>
          <table:table-cell office:value-type="float" office:value="-0.37279">
            <text:p>-0.37279</text:p>
          </table:table-cell>
          <table:table-cell office:value-type="float" office:value="6.828439">
            <text:p>6.82843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08512">
            <text:p>-6.308512</text:p>
          </table:table-cell>
          <table:table-cell office:value-type="float" office:value="1.008786">
            <text:p>1.008786</text:p>
          </table:table-cell>
          <table:table-cell office:value-type="float" office:value="6.827303">
            <text:p>6.82730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612252">
            <text:p>-5.612252</text:p>
          </table:table-cell>
          <table:table-cell office:value-type="float" office:value="1.969851">
            <text:p>1.969851</text:p>
          </table:table-cell>
          <table:table-cell office:value-type="float" office:value="6.093466">
            <text:p>6.09346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35816">
            <text:p>-7.735816</text:p>
          </table:table-cell>
          <table:table-cell office:value-type="float" office:value="2.967521">
            <text:p>2.967521</text:p>
          </table:table-cell>
          <table:table-cell office:value-type="float" office:value="5.329811">
            <text:p>5.32981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637289">
            <text:p>-9.637289</text:p>
          </table:table-cell>
          <table:table-cell office:value-type="float" office:value="2.346024">
            <text:p>2.346024</text:p>
          </table:table-cell>
          <table:table-cell office:value-type="float" office:value="4.09368">
            <text:p>4.0936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068899">
            <text:p>-10.068899</text:p>
          </table:table-cell>
          <table:table-cell office:value-type="float" office:value="1.751939">
            <text:p>1.751939</text:p>
          </table:table-cell>
          <table:table-cell office:value-type="float" office:value="2.906967">
            <text:p>2.90696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51617">
            <text:p>-10.51617</text:p>
          </table:table-cell>
          <table:table-cell office:value-type="float" office:value="0.369054">
            <text:p>0.369054</text:p>
          </table:table-cell>
          <table:table-cell office:value-type="float" office:value="2.907552">
            <text:p>2.90755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514819">
            <text:p>-10.514819</text:p>
          </table:table-cell>
          <table:table-cell office:value-type="float" office:value="-0.364292">
            <text:p>-0.364292</text:p>
          </table:table-cell>
          <table:table-cell office:value-type="float" office:value="4.094937">
            <text:p>4.09493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063425">
            <text:p>-10.063425</text:p>
          </table:table-cell>
          <table:table-cell office:value-type="float" office:value="-1.745546">
            <text:p>-1.745546</text:p>
          </table:table-cell>
          <table:table-cell office:value-type="float" office:value="4.09536">
            <text:p>4.0953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336622">
            <text:p>-9.336622</text:p>
          </table:table-cell>
          <table:table-cell office:value-type="float" office:value="-1.980726">
            <text:p>-1.980726</text:p>
          </table:table-cell>
          <table:table-cell office:value-type="float" office:value="5.331852">
            <text:p>5.33185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206674">
            <text:p>-8.206674</text:p>
          </table:table-cell>
          <table:table-cell office:value-type="float" office:value="-2.799545">
            <text:p>-2.799545</text:p>
          </table:table-cell>
          <table:table-cell office:value-type="float" office:value="5.331899">
            <text:p>5.33189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031266">
            <text:p>-7.031266</text:p>
          </table:table-cell>
          <table:table-cell office:value-type="float" office:value="-2.415712">
            <text:p>-2.415712</text:p>
          </table:table-cell>
          <table:table-cell office:value-type="float" office:value="6.095573">
            <text:p>6.09557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728139">
            <text:p>-4.728139</text:p>
          </table:table-cell>
          <table:table-cell office:value-type="float" office:value="-0.738574">
            <text:p>-0.738574</text:p>
          </table:table-cell>
          <table:table-cell office:value-type="float" office:value="6.09489">
            <text:p>6.0948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726844">
            <text:p>-4.726844</text:p>
          </table:table-cell>
          <table:table-cell office:value-type="float" office:value="-1.975018">
            <text:p>-1.975018</text:p>
          </table:table-cell>
          <table:table-cell office:value-type="float" office:value="5.331037">
            <text:p>5.33103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854952">
            <text:p>-5.854952</text:p>
          </table:table-cell>
          <table:table-cell office:value-type="float" office:value="-2.796588">
            <text:p>-2.796588</text:p>
          </table:table-cell>
          <table:table-cell office:value-type="float" office:value="5.331496">
            <text:p>5.33149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03724">
            <text:p>-6.303724</text:p>
          </table:table-cell>
          <table:table-cell office:value-type="float" office:value="-3.415778">
            <text:p>-3.415778</text:p>
          </table:table-cell>
          <table:table-cell office:value-type="float" office:value="4.095431">
            <text:p>4.09543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57088">
            <text:p>-7.757088</text:p>
          </table:table-cell>
          <table:table-cell office:value-type="float" office:value="-3.417325">
            <text:p>-3.417325</text:p>
          </table:table-cell>
          <table:table-cell office:value-type="float" office:value="4.09546">
            <text:p>4.0954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455053">
            <text:p>-8.455053</text:p>
          </table:table-cell>
          <table:table-cell office:value-type="float" office:value="-3.1915">
            <text:p>-3.1915</text:p>
          </table:table-cell>
          <table:table-cell office:value-type="float" office:value="2.90855">
            <text:p>2.9085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632092">
            <text:p>-9.632092</text:p>
          </table:table-cell>
          <table:table-cell office:value-type="float" office:value="-2.338923">
            <text:p>-2.338923</text:p>
          </table:table-cell>
          <table:table-cell office:value-type="float" office:value="2.908406">
            <text:p>2.90840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633794">
            <text:p>-9.633794</text:p>
          </table:table-cell>
          <table:table-cell office:value-type="float" office:value="-1.575606">
            <text:p>-1.575606</text:p>
          </table:table-cell>
          <table:table-cell office:value-type="float" office:value="1.671645">
            <text:p>1.67164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066591">
            <text:p>-10.066591</text:p>
          </table:table-cell>
          <table:table-cell office:value-type="float" office:value="-0.24888">
            <text:p>-0.24888</text:p>
          </table:table-cell>
          <table:table-cell office:value-type="float" office:value="1.671307">
            <text:p>1.67130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462853">
            <text:p>-8.462853</text:p>
          </table:table-cell>
          <table:table-cell office:value-type="float" office:value="3.201837">
            <text:p>3.201837</text:p>
          </table:table-cell>
          <table:table-cell office:value-type="float" office:value="4.093195">
            <text:p>4.09319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037122">
            <text:p>-7.037122</text:p>
          </table:table-cell>
          <table:table-cell office:value-type="float" office:value="1.242029">
            <text:p>1.242029</text:p>
          </table:table-cell>
          <table:table-cell office:value-type="float" office:value="0.172606">
            <text:p>0.17260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038415">
            <text:p>-7.038415</text:p>
          </table:table-cell>
          <table:table-cell office:value-type="float" office:value="2.429274">
            <text:p>2.429274</text:p>
          </table:table-cell>
          <table:table-cell office:value-type="float" office:value="0.905728">
            <text:p>0.90572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862846">
            <text:p>-5.862846</text:p>
          </table:table-cell>
          <table:table-cell office:value-type="float" office:value="2.813241">
            <text:p>2.813241</text:p>
          </table:table-cell>
          <table:table-cell office:value-type="float" office:value="1.669369">
            <text:p>1.66936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733026">
            <text:p>-4.733026</text:p>
          </table:table-cell>
          <table:table-cell office:value-type="float" office:value="1.994305">
            <text:p>1.994305</text:p>
          </table:table-cell>
          <table:table-cell office:value-type="float" office:value="1.669575">
            <text:p>1.66957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731851">
            <text:p>-4.731851</text:p>
          </table:table-cell>
          <table:table-cell office:value-type="float" office:value="0.757597">
            <text:p>0.757597</text:p>
          </table:table-cell>
          <table:table-cell office:value-type="float" office:value="0.906088">
            <text:p>0.90608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07601">
            <text:p>-6.307601</text:p>
          </table:table-cell>
          <table:table-cell office:value-type="float" office:value="-0.99363">
            <text:p>-0.99363</text:p>
          </table:table-cell>
          <table:table-cell office:value-type="float" office:value="0.17312">
            <text:p>0.1731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6104">
            <text:p>-7.76104</text:p>
          </table:table-cell>
          <table:table-cell office:value-type="float" office:value="-0.995229">
            <text:p>-0.995229</text:p>
          </table:table-cell>
          <table:table-cell office:value-type="float" office:value="0.173905">
            <text:p>0.17390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211941">
            <text:p>-8.211941</text:p>
          </table:table-cell>
          <table:table-cell office:value-type="float" office:value="0.386441">
            <text:p>0.386441</text:p>
          </table:table-cell>
          <table:table-cell office:value-type="float" office:value="0.172845">
            <text:p>0.17284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341402">
            <text:p>-9.341402</text:p>
          </table:table-cell>
          <table:table-cell office:value-type="float" office:value="0.752209">
            <text:p>0.752209</text:p>
          </table:table-cell>
          <table:table-cell office:value-type="float" office:value="0.906448">
            <text:p>0.90644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342823">
            <text:p>-9.342823</text:p>
          </table:table-cell>
          <table:table-cell office:value-type="float" office:value="1.988645">
            <text:p>1.988645</text:p>
          </table:table-cell>
          <table:table-cell office:value-type="float" office:value="1.670295">
            <text:p>1.67029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214603">
            <text:p>-8.214603</text:p>
          </table:table-cell>
          <table:table-cell office:value-type="float" office:value="2.810197">
            <text:p>2.810197</text:p>
          </table:table-cell>
          <table:table-cell office:value-type="float" office:value="1.669888">
            <text:p>1.66988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12415">
            <text:p>-6.312415</text:p>
          </table:table-cell>
          <table:table-cell office:value-type="float" office:value="3.430892">
            <text:p>3.430892</text:p>
          </table:table-cell>
          <table:table-cell office:value-type="float" office:value="2.905767">
            <text:p>2.90576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614425">
            <text:p>-5.614425</text:p>
          </table:table-cell>
          <table:table-cell office:value-type="float" office:value="3.205122">
            <text:p>3.205122</text:p>
          </table:table-cell>
          <table:table-cell office:value-type="float" office:value="4.092746">
            <text:p>4.09274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437619">
            <text:p>-4.437619</text:p>
          </table:table-cell>
          <table:table-cell office:value-type="float" office:value="2.352553">
            <text:p>2.352553</text:p>
          </table:table-cell>
          <table:table-cell office:value-type="float" office:value="4.092822">
            <text:p>4.09282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006253">
            <text:p>-4.006253</text:p>
          </table:table-cell>
          <table:table-cell office:value-type="float" office:value="1.759304">
            <text:p>1.759304</text:p>
          </table:table-cell>
          <table:table-cell office:value-type="float" office:value="2.905892">
            <text:p>2.90589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3.554862">
            <text:p>-3.554862</text:p>
          </table:table-cell>
          <table:table-cell office:value-type="float" office:value="0.377834">
            <text:p>0.377834</text:p>
          </table:table-cell>
          <table:table-cell office:value-type="float" office:value="2.906359">
            <text:p>2.90635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003513">
            <text:p>-4.003513</text:p>
          </table:table-cell>
          <table:table-cell office:value-type="float" office:value="-0.241286">
            <text:p>-0.241286</text:p>
          </table:table-cell>
          <table:table-cell office:value-type="float" office:value="1.670296">
            <text:p>1.67029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433175">
            <text:p>-4.433175</text:p>
          </table:table-cell>
          <table:table-cell office:value-type="float" office:value="-1.568924">
            <text:p>-1.568924</text:p>
          </table:table-cell>
          <table:table-cell office:value-type="float" office:value="1.671038">
            <text:p>1.67103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608433">
            <text:p>-5.608433</text:p>
          </table:table-cell>
          <table:table-cell office:value-type="float" office:value="-1.952966">
            <text:p>-1.952966</text:p>
          </table:table-cell>
          <table:table-cell office:value-type="float" office:value="0.90686">
            <text:p>0.9068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457279">
            <text:p>-8.457279</text:p>
          </table:table-cell>
          <table:table-cell office:value-type="float" office:value="-1.956099">
            <text:p>-1.956099</text:p>
          </table:table-cell>
          <table:table-cell office:value-type="float" office:value="0.907903">
            <text:p>0.90790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29228">
            <text:p>-7.729228</text:p>
          </table:table-cell>
          <table:table-cell office:value-type="float" office:value="-2.955445">
            <text:p>-2.955445</text:p>
          </table:table-cell>
          <table:table-cell office:value-type="float" office:value="1.671772">
            <text:p>1.67177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33703">
            <text:p>-6.333703</text:p>
          </table:table-cell>
          <table:table-cell office:value-type="float" office:value="-2.953837">
            <text:p>-2.953837</text:p>
          </table:table-cell>
          <table:table-cell office:value-type="float" office:value="1.671562">
            <text:p>1.67156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606696">
            <text:p>-5.606696</text:p>
          </table:table-cell>
          <table:table-cell office:value-type="float" office:value="-3.188302">
            <text:p>-3.188302</text:p>
          </table:table-cell>
          <table:table-cell office:value-type="float" office:value="2.908078">
            <text:p>2.90807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432193">
            <text:p>-4.432193</text:p>
          </table:table-cell>
          <table:table-cell office:value-type="float" office:value="-2.332371">
            <text:p>-2.332371</text:p>
          </table:table-cell>
          <table:table-cell office:value-type="float" office:value="2.907581">
            <text:p>2.90758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000807">
            <text:p>-4.000807</text:p>
          </table:table-cell>
          <table:table-cell office:value-type="float" office:value="-1.73826">
            <text:p>-1.73826</text:p>
          </table:table-cell>
          <table:table-cell office:value-type="float" office:value="4.09428">
            <text:p>4.0942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3.553472">
            <text:p>-3.553472</text:p>
          </table:table-cell>
          <table:table-cell office:value-type="float" office:value="-0.355411">
            <text:p>-0.355411</text:p>
          </table:table-cell>
          <table:table-cell office:value-type="float" office:value="4.093729">
            <text:p>4.09372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003045">
            <text:p>-4.003045</text:p>
          </table:table-cell>
          <table:table-cell office:value-type="float" office:value="0.262546">
            <text:p>0.262546</text:p>
          </table:table-cell>
          <table:table-cell office:value-type="float" office:value="5.330052">
            <text:p>5.33005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435848">
            <text:p>-4.435848</text:p>
          </table:table-cell>
          <table:table-cell office:value-type="float" office:value="1.589225">
            <text:p>1.589225</text:p>
          </table:table-cell>
          <table:table-cell office:value-type="float" office:value="5.329757">
            <text:p>5.32975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65816">
            <text:p>-7.765816</text:p>
          </table:table-cell>
          <table:table-cell office:value-type="float" office:value="3.429395">
            <text:p>3.429395</text:p>
          </table:table-cell>
          <table:table-cell office:value-type="float" office:value="2.905805">
            <text:p>2.90580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40311">
            <text:p>-6.340311</text:p>
          </table:table-cell>
          <table:table-cell office:value-type="float" office:value="2.969155">
            <text:p>2.969155</text:p>
          </table:table-cell>
          <table:table-cell office:value-type="float" office:value="5.32961">
            <text:p>5.3296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860214">
            <text:p>-5.860214</text:p>
          </table:table-cell>
          <table:table-cell office:value-type="float" office:value="0.389073">
            <text:p>0.389073</text:p>
          </table:table-cell>
          <table:table-cell office:value-type="float" office:value="0.172566">
            <text:p>0.17256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5.843166">
            <text:p>5.843166</text:p>
          </table:table-cell>
          <table:table-cell office:value-type="float" office:value="-0.375487">
            <text:p>-0.375487</text:p>
          </table:table-cell>
          <table:table-cell office:value-type="float" office:value="6.828905">
            <text:p>6.828905</text:p>
          </table:table-cell>
          <table:table-cell table:formula="of:=[.B61]-[.B1]" office:value-type="float" office:value="14.0525">
            <text:p>14.0525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.290573">
            <text:p>6.290573</text:p>
          </table:table-cell>
          <table:table-cell office:value-type="float" office:value="1.007272">
            <text:p>1.007272</text:p>
          </table:table-cell>
          <table:table-cell office:value-type="float" office:value="6.828108">
            <text:p>6.82810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5.591358">
            <text:p>5.591358</text:p>
          </table:table-cell>
          <table:table-cell office:value-type="float" office:value="1.966637">
            <text:p>1.966637</text:p>
          </table:table-cell>
          <table:table-cell office:value-type="float" office:value="6.094433">
            <text:p>6.09443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.416141">
            <text:p>4.416141</text:p>
          </table:table-cell>
          <table:table-cell office:value-type="float" office:value="1.582561">
            <text:p>1.582561</text:p>
          </table:table-cell>
          <table:table-cell office:value-type="float" office:value="5.330306">
            <text:p>5.33030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986578">
            <text:p>3.986578</text:p>
          </table:table-cell>
          <table:table-cell office:value-type="float" office:value="0.25494">
            <text:p>0.25494</text:p>
          </table:table-cell>
          <table:table-cell office:value-type="float" office:value="5.330874">
            <text:p>5.33087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.715018">
            <text:p>4.715018</text:p>
          </table:table-cell>
          <table:table-cell office:value-type="float" office:value="-0.743884">
            <text:p>-0.743884</text:p>
          </table:table-cell>
          <table:table-cell office:value-type="float" office:value="6.094819">
            <text:p>6.09481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7.019996">
            <text:p>7.019996</text:p>
          </table:table-cell>
          <table:table-cell office:value-type="float" office:value="-1.228403">
            <text:p>-1.228403</text:p>
          </table:table-cell>
          <table:table-cell office:value-type="float" office:value="6.82873">
            <text:p>6.8287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8.194826">
            <text:p>8.194826</text:p>
          </table:table-cell>
          <table:table-cell office:value-type="float" office:value="-0.37279">
            <text:p>-0.37279</text:p>
          </table:table-cell>
          <table:table-cell office:value-type="float" office:value="6.828439">
            <text:p>6.82843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7.743988">
            <text:p>7.743988</text:p>
          </table:table-cell>
          <table:table-cell office:value-type="float" office:value="1.008786">
            <text:p>1.008786</text:p>
          </table:table-cell>
          <table:table-cell office:value-type="float" office:value="6.827303">
            <text:p>6.82730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8.440248">
            <text:p>8.440248</text:p>
          </table:table-cell>
          <table:table-cell office:value-type="float" office:value="1.969851">
            <text:p>1.969851</text:p>
          </table:table-cell>
          <table:table-cell office:value-type="float" office:value="6.093466">
            <text:p>6.09346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6.316684">
            <text:p>6.316684</text:p>
          </table:table-cell>
          <table:table-cell office:value-type="float" office:value="2.967521">
            <text:p>2.967521</text:p>
          </table:table-cell>
          <table:table-cell office:value-type="float" office:value="5.329811">
            <text:p>5.32981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.415211">
            <text:p>4.415211</text:p>
          </table:table-cell>
          <table:table-cell office:value-type="float" office:value="2.346024">
            <text:p>2.346024</text:p>
          </table:table-cell>
          <table:table-cell office:value-type="float" office:value="4.09368">
            <text:p>4.0936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983601">
            <text:p>3.983601</text:p>
          </table:table-cell>
          <table:table-cell office:value-type="float" office:value="1.751939">
            <text:p>1.751939</text:p>
          </table:table-cell>
          <table:table-cell office:value-type="float" office:value="2.906967">
            <text:p>2.90696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53633">
            <text:p>3.53633</text:p>
          </table:table-cell>
          <table:table-cell office:value-type="float" office:value="0.369054">
            <text:p>0.369054</text:p>
          </table:table-cell>
          <table:table-cell office:value-type="float" office:value="2.907552">
            <text:p>2.90755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537681">
            <text:p>3.537681</text:p>
          </table:table-cell>
          <table:table-cell office:value-type="float" office:value="-0.364292">
            <text:p>-0.364292</text:p>
          </table:table-cell>
          <table:table-cell office:value-type="float" office:value="4.094937">
            <text:p>4.09493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989075">
            <text:p>3.989075</text:p>
          </table:table-cell>
          <table:table-cell office:value-type="float" office:value="-1.745546">
            <text:p>-1.745546</text:p>
          </table:table-cell>
          <table:table-cell office:value-type="float" office:value="4.09536">
            <text:p>4.0953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.715878">
            <text:p>4.715878</text:p>
          </table:table-cell>
          <table:table-cell office:value-type="float" office:value="-1.980726">
            <text:p>-1.980726</text:p>
          </table:table-cell>
          <table:table-cell office:value-type="float" office:value="5.331852">
            <text:p>5.33185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5.845826">
            <text:p>5.845826</text:p>
          </table:table-cell>
          <table:table-cell office:value-type="float" office:value="-2.799545">
            <text:p>-2.799545</text:p>
          </table:table-cell>
          <table:table-cell office:value-type="float" office:value="5.331899">
            <text:p>5.33189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7.021234">
            <text:p>7.021234</text:p>
          </table:table-cell>
          <table:table-cell office:value-type="float" office:value="-2.415712">
            <text:p>-2.415712</text:p>
          </table:table-cell>
          <table:table-cell office:value-type="float" office:value="6.095573">
            <text:p>6.09557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9.324361">
            <text:p>9.324361</text:p>
          </table:table-cell>
          <table:table-cell office:value-type="float" office:value="-0.738574">
            <text:p>-0.738574</text:p>
          </table:table-cell>
          <table:table-cell office:value-type="float" office:value="6.09489">
            <text:p>6.0948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9.325656">
            <text:p>9.325656</text:p>
          </table:table-cell>
          <table:table-cell office:value-type="float" office:value="-1.975018">
            <text:p>-1.975018</text:p>
          </table:table-cell>
          <table:table-cell office:value-type="float" office:value="5.331037">
            <text:p>5.33103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8.197548">
            <text:p>8.197548</text:p>
          </table:table-cell>
          <table:table-cell office:value-type="float" office:value="-2.796588">
            <text:p>-2.796588</text:p>
          </table:table-cell>
          <table:table-cell office:value-type="float" office:value="5.331496">
            <text:p>5.33149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7.748776">
            <text:p>7.748776</text:p>
          </table:table-cell>
          <table:table-cell office:value-type="float" office:value="-3.415778">
            <text:p>-3.415778</text:p>
          </table:table-cell>
          <table:table-cell office:value-type="float" office:value="4.095431">
            <text:p>4.09543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6.295412">
            <text:p>6.295412</text:p>
          </table:table-cell>
          <table:table-cell office:value-type="float" office:value="-3.417325">
            <text:p>-3.417325</text:p>
          </table:table-cell>
          <table:table-cell office:value-type="float" office:value="4.09546">
            <text:p>4.0954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5.597447">
            <text:p>5.597447</text:p>
          </table:table-cell>
          <table:table-cell office:value-type="float" office:value="-3.1915">
            <text:p>-3.1915</text:p>
          </table:table-cell>
          <table:table-cell office:value-type="float" office:value="2.90855">
            <text:p>2.9085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.420408">
            <text:p>4.420408</text:p>
          </table:table-cell>
          <table:table-cell office:value-type="float" office:value="-2.338923">
            <text:p>-2.338923</text:p>
          </table:table-cell>
          <table:table-cell office:value-type="float" office:value="2.908406">
            <text:p>2.90840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.418706">
            <text:p>4.418706</text:p>
          </table:table-cell>
          <table:table-cell office:value-type="float" office:value="-1.575606">
            <text:p>-1.575606</text:p>
          </table:table-cell>
          <table:table-cell office:value-type="float" office:value="1.671645">
            <text:p>1.67164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985909">
            <text:p>3.985909</text:p>
          </table:table-cell>
          <table:table-cell office:value-type="float" office:value="-0.24888">
            <text:p>-0.24888</text:p>
          </table:table-cell>
          <table:table-cell office:value-type="float" office:value="1.671307">
            <text:p>1.67130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5.589647">
            <text:p>5.589647</text:p>
          </table:table-cell>
          <table:table-cell office:value-type="float" office:value="3.201837">
            <text:p>3.201837</text:p>
          </table:table-cell>
          <table:table-cell office:value-type="float" office:value="4.093195">
            <text:p>4.09319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7.015378">
            <text:p>7.015378</text:p>
          </table:table-cell>
          <table:table-cell office:value-type="float" office:value="1.242029">
            <text:p>1.242029</text:p>
          </table:table-cell>
          <table:table-cell office:value-type="float" office:value="0.172606">
            <text:p>0.17260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7.014085">
            <text:p>7.014085</text:p>
          </table:table-cell>
          <table:table-cell office:value-type="float" office:value="2.429274">
            <text:p>2.429274</text:p>
          </table:table-cell>
          <table:table-cell office:value-type="float" office:value="0.905728">
            <text:p>0.90572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8.189654">
            <text:p>8.189654</text:p>
          </table:table-cell>
          <table:table-cell office:value-type="float" office:value="2.813241">
            <text:p>2.813241</text:p>
          </table:table-cell>
          <table:table-cell office:value-type="float" office:value="1.669369">
            <text:p>1.66936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9.319474">
            <text:p>9.319474</text:p>
          </table:table-cell>
          <table:table-cell office:value-type="float" office:value="1.994305">
            <text:p>1.994305</text:p>
          </table:table-cell>
          <table:table-cell office:value-type="float" office:value="1.669575">
            <text:p>1.66957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9.320649">
            <text:p>9.320649</text:p>
          </table:table-cell>
          <table:table-cell office:value-type="float" office:value="0.757597">
            <text:p>0.757597</text:p>
          </table:table-cell>
          <table:table-cell office:value-type="float" office:value="0.906088">
            <text:p>0.90608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7.744899">
            <text:p>7.744899</text:p>
          </table:table-cell>
          <table:table-cell office:value-type="float" office:value="-0.99363">
            <text:p>-0.99363</text:p>
          </table:table-cell>
          <table:table-cell office:value-type="float" office:value="0.17312">
            <text:p>0.1731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6.29146">
            <text:p>6.29146</text:p>
          </table:table-cell>
          <table:table-cell office:value-type="float" office:value="-0.995229">
            <text:p>-0.995229</text:p>
          </table:table-cell>
          <table:table-cell office:value-type="float" office:value="0.173905">
            <text:p>0.17390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5.840559">
            <text:p>5.840559</text:p>
          </table:table-cell>
          <table:table-cell office:value-type="float" office:value="0.386441">
            <text:p>0.386441</text:p>
          </table:table-cell>
          <table:table-cell office:value-type="float" office:value="0.172845">
            <text:p>0.17284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.711098">
            <text:p>4.711098</text:p>
          </table:table-cell>
          <table:table-cell office:value-type="float" office:value="0.752209">
            <text:p>0.752209</text:p>
          </table:table-cell>
          <table:table-cell office:value-type="float" office:value="0.906448">
            <text:p>0.90644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.709677">
            <text:p>4.709677</text:p>
          </table:table-cell>
          <table:table-cell office:value-type="float" office:value="1.988645">
            <text:p>1.988645</text:p>
          </table:table-cell>
          <table:table-cell office:value-type="float" office:value="1.670295">
            <text:p>1.67029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5.837897">
            <text:p>5.837897</text:p>
          </table:table-cell>
          <table:table-cell office:value-type="float" office:value="2.810197">
            <text:p>2.810197</text:p>
          </table:table-cell>
          <table:table-cell office:value-type="float" office:value="1.669888">
            <text:p>1.66988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7.740085">
            <text:p>7.740085</text:p>
          </table:table-cell>
          <table:table-cell office:value-type="float" office:value="3.430892">
            <text:p>3.430892</text:p>
          </table:table-cell>
          <table:table-cell office:value-type="float" office:value="2.905767">
            <text:p>2.90576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8.438075">
            <text:p>8.438075</text:p>
          </table:table-cell>
          <table:table-cell office:value-type="float" office:value="3.205122">
            <text:p>3.205122</text:p>
          </table:table-cell>
          <table:table-cell office:value-type="float" office:value="4.092746">
            <text:p>4.09274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9.614881">
            <text:p>9.614881</text:p>
          </table:table-cell>
          <table:table-cell office:value-type="float" office:value="2.352553">
            <text:p>2.352553</text:p>
          </table:table-cell>
          <table:table-cell office:value-type="float" office:value="4.092822">
            <text:p>4.09282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0.046247">
            <text:p>10.046247</text:p>
          </table:table-cell>
          <table:table-cell office:value-type="float" office:value="1.759304">
            <text:p>1.759304</text:p>
          </table:table-cell>
          <table:table-cell office:value-type="float" office:value="2.905892">
            <text:p>2.90589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0.497638">
            <text:p>10.497638</text:p>
          </table:table-cell>
          <table:table-cell office:value-type="float" office:value="0.377834">
            <text:p>0.377834</text:p>
          </table:table-cell>
          <table:table-cell office:value-type="float" office:value="2.906359">
            <text:p>2.90635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0.048987">
            <text:p>10.048987</text:p>
          </table:table-cell>
          <table:table-cell office:value-type="float" office:value="-0.241286">
            <text:p>-0.241286</text:p>
          </table:table-cell>
          <table:table-cell office:value-type="float" office:value="1.670296">
            <text:p>1.67029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9.619325">
            <text:p>9.619325</text:p>
          </table:table-cell>
          <table:table-cell office:value-type="float" office:value="-1.568924">
            <text:p>-1.568924</text:p>
          </table:table-cell>
          <table:table-cell office:value-type="float" office:value="1.671038">
            <text:p>1.67103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8.444067">
            <text:p>8.444067</text:p>
          </table:table-cell>
          <table:table-cell office:value-type="float" office:value="-1.952966">
            <text:p>-1.952966</text:p>
          </table:table-cell>
          <table:table-cell office:value-type="float" office:value="0.90686">
            <text:p>0.9068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5.595221">
            <text:p>5.595221</text:p>
          </table:table-cell>
          <table:table-cell office:value-type="float" office:value="-1.956099">
            <text:p>-1.956099</text:p>
          </table:table-cell>
          <table:table-cell office:value-type="float" office:value="0.907903">
            <text:p>0.90790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6.323272">
            <text:p>6.323272</text:p>
          </table:table-cell>
          <table:table-cell office:value-type="float" office:value="-2.955445">
            <text:p>-2.955445</text:p>
          </table:table-cell>
          <table:table-cell office:value-type="float" office:value="1.671772">
            <text:p>1.67177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7.718797">
            <text:p>7.718797</text:p>
          </table:table-cell>
          <table:table-cell office:value-type="float" office:value="-2.953837">
            <text:p>-2.953837</text:p>
          </table:table-cell>
          <table:table-cell office:value-type="float" office:value="1.671562">
            <text:p>1.67156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8.445804">
            <text:p>8.445804</text:p>
          </table:table-cell>
          <table:table-cell office:value-type="float" office:value="-3.188302">
            <text:p>-3.188302</text:p>
          </table:table-cell>
          <table:table-cell office:value-type="float" office:value="2.908078">
            <text:p>2.90807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9.620307">
            <text:p>9.620307</text:p>
          </table:table-cell>
          <table:table-cell office:value-type="float" office:value="-2.332371">
            <text:p>-2.332371</text:p>
          </table:table-cell>
          <table:table-cell office:value-type="float" office:value="2.907581">
            <text:p>2.90758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0.051693">
            <text:p>10.051693</text:p>
          </table:table-cell>
          <table:table-cell office:value-type="float" office:value="-1.73826">
            <text:p>-1.73826</text:p>
          </table:table-cell>
          <table:table-cell office:value-type="float" office:value="4.09428">
            <text:p>4.0942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0.499028">
            <text:p>10.499028</text:p>
          </table:table-cell>
          <table:table-cell office:value-type="float" office:value="-0.355411">
            <text:p>-0.355411</text:p>
          </table:table-cell>
          <table:table-cell office:value-type="float" office:value="4.093729">
            <text:p>4.09372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0.049455">
            <text:p>10.049455</text:p>
          </table:table-cell>
          <table:table-cell office:value-type="float" office:value="0.262546">
            <text:p>0.262546</text:p>
          </table:table-cell>
          <table:table-cell office:value-type="float" office:value="5.330052">
            <text:p>5.33005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9.616652">
            <text:p>9.616652</text:p>
          </table:table-cell>
          <table:table-cell office:value-type="float" office:value="1.589225">
            <text:p>1.589225</text:p>
          </table:table-cell>
          <table:table-cell office:value-type="float" office:value="5.329757">
            <text:p>5.32975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6.286684">
            <text:p>6.286684</text:p>
          </table:table-cell>
          <table:table-cell office:value-type="float" office:value="3.429395">
            <text:p>3.429395</text:p>
          </table:table-cell>
          <table:table-cell office:value-type="float" office:value="2.905805">
            <text:p>2.90580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7.712189">
            <text:p>7.712189</text:p>
          </table:table-cell>
          <table:table-cell office:value-type="float" office:value="2.969155">
            <text:p>2.969155</text:p>
          </table:table-cell>
          <table:table-cell office:value-type="float" office:value="5.32961">
            <text:p>5.3296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8.192286">
            <text:p>8.192286</text:p>
          </table:table-cell>
          <table:table-cell office:value-type="float" office:value="0.389073">
            <text:p>0.389073</text:p>
          </table:table-cell>
          <table:table-cell office:value-type="float" office:value="0.172566">
            <text:p>0.17256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.183084">
            <text:p>-1.183084</text:p>
          </table:table-cell>
          <table:table-cell office:value-type="float" office:value="-0.375487">
            <text:p>-0.375487</text:p>
          </table:table-cell>
          <table:table-cell office:value-type="float" office:value="16.765523">
            <text:p>16.76552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0.735677">
            <text:p>-0.735677</text:p>
          </table:table-cell>
          <table:table-cell office:value-type="float" office:value="1.007272">
            <text:p>1.007272</text:p>
          </table:table-cell>
          <table:table-cell office:value-type="float" office:value="16.764726">
            <text:p>16.76472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.434892">
            <text:p>-1.434892</text:p>
          </table:table-cell>
          <table:table-cell office:value-type="float" office:value="1.966637">
            <text:p>1.966637</text:p>
          </table:table-cell>
          <table:table-cell office:value-type="float" office:value="16.031051">
            <text:p>16.03105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2.610109">
            <text:p>-2.610109</text:p>
          </table:table-cell>
          <table:table-cell office:value-type="float" office:value="1.582561">
            <text:p>1.582561</text:p>
          </table:table-cell>
          <table:table-cell office:value-type="float" office:value="15.266924">
            <text:p>15.26692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3.039672">
            <text:p>-3.039672</text:p>
          </table:table-cell>
          <table:table-cell office:value-type="float" office:value="0.25494">
            <text:p>0.25494</text:p>
          </table:table-cell>
          <table:table-cell office:value-type="float" office:value="15.267492">
            <text:p>15.26749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2.311232">
            <text:p>-2.311232</text:p>
          </table:table-cell>
          <table:table-cell office:value-type="float" office:value="-0.743884">
            <text:p>-0.743884</text:p>
          </table:table-cell>
          <table:table-cell office:value-type="float" office:value="16.031437">
            <text:p>16.03143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0.006254">
            <text:p>-0.006254</text:p>
          </table:table-cell>
          <table:table-cell office:value-type="float" office:value="-1.228403">
            <text:p>-1.228403</text:p>
          </table:table-cell>
          <table:table-cell office:value-type="float" office:value="16.765348">
            <text:p>16.76534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.168576">
            <text:p>1.168576</text:p>
          </table:table-cell>
          <table:table-cell office:value-type="float" office:value="-0.37279">
            <text:p>-0.37279</text:p>
          </table:table-cell>
          <table:table-cell office:value-type="float" office:value="16.765057">
            <text:p>16.76505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0.717738">
            <text:p>0.717738</text:p>
          </table:table-cell>
          <table:table-cell office:value-type="float" office:value="1.008786">
            <text:p>1.008786</text:p>
          </table:table-cell>
          <table:table-cell office:value-type="float" office:value="16.763921">
            <text:p>16.76392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.413998">
            <text:p>1.413998</text:p>
          </table:table-cell>
          <table:table-cell office:value-type="float" office:value="1.969851">
            <text:p>1.969851</text:p>
          </table:table-cell>
          <table:table-cell office:value-type="float" office:value="16.030084">
            <text:p>16.03008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0.709566">
            <text:p>-0.709566</text:p>
          </table:table-cell>
          <table:table-cell office:value-type="float" office:value="2.967521">
            <text:p>2.967521</text:p>
          </table:table-cell>
          <table:table-cell office:value-type="float" office:value="15.266429">
            <text:p>15.26642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2.611039">
            <text:p>-2.611039</text:p>
          </table:table-cell>
          <table:table-cell office:value-type="float" office:value="2.346024">
            <text:p>2.346024</text:p>
          </table:table-cell>
          <table:table-cell office:value-type="float" office:value="14.030298">
            <text:p>14.03029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3.042649">
            <text:p>-3.042649</text:p>
          </table:table-cell>
          <table:table-cell office:value-type="float" office:value="1.751939">
            <text:p>1.751939</text:p>
          </table:table-cell>
          <table:table-cell office:value-type="float" office:value="12.843585">
            <text:p>12.84358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3.48992">
            <text:p>-3.48992</text:p>
          </table:table-cell>
          <table:table-cell office:value-type="float" office:value="0.369054">
            <text:p>0.369054</text:p>
          </table:table-cell>
          <table:table-cell office:value-type="float" office:value="12.84417">
            <text:p>12.8441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3.488569">
            <text:p>-3.488569</text:p>
          </table:table-cell>
          <table:table-cell office:value-type="float" office:value="-0.364292">
            <text:p>-0.364292</text:p>
          </table:table-cell>
          <table:table-cell office:value-type="float" office:value="14.031555">
            <text:p>14.03155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3.037175">
            <text:p>-3.037175</text:p>
          </table:table-cell>
          <table:table-cell office:value-type="float" office:value="-1.745546">
            <text:p>-1.745546</text:p>
          </table:table-cell>
          <table:table-cell office:value-type="float" office:value="14.031978">
            <text:p>14.03197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2.310372">
            <text:p>-2.310372</text:p>
          </table:table-cell>
          <table:table-cell office:value-type="float" office:value="-1.980726">
            <text:p>-1.980726</text:p>
          </table:table-cell>
          <table:table-cell office:value-type="float" office:value="15.26847">
            <text:p>15.2684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.180424">
            <text:p>-1.180424</text:p>
          </table:table-cell>
          <table:table-cell office:value-type="float" office:value="-2.799545">
            <text:p>-2.799545</text:p>
          </table:table-cell>
          <table:table-cell office:value-type="float" office:value="15.268517">
            <text:p>15.26851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0.005016">
            <text:p>-0.005016</text:p>
          </table:table-cell>
          <table:table-cell office:value-type="float" office:value="-2.415712">
            <text:p>-2.415712</text:p>
          </table:table-cell>
          <table:table-cell office:value-type="float" office:value="16.032191">
            <text:p>16.03219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.298111">
            <text:p>2.298111</text:p>
          </table:table-cell>
          <table:table-cell office:value-type="float" office:value="-0.738574">
            <text:p>-0.738574</text:p>
          </table:table-cell>
          <table:table-cell office:value-type="float" office:value="16.031508">
            <text:p>16.03150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.299406">
            <text:p>2.299406</text:p>
          </table:table-cell>
          <table:table-cell office:value-type="float" office:value="-1.975018">
            <text:p>-1.975018</text:p>
          </table:table-cell>
          <table:table-cell office:value-type="float" office:value="15.267655">
            <text:p>15.26765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.171298">
            <text:p>1.171298</text:p>
          </table:table-cell>
          <table:table-cell office:value-type="float" office:value="-2.796588">
            <text:p>-2.796588</text:p>
          </table:table-cell>
          <table:table-cell office:value-type="float" office:value="15.268114">
            <text:p>15.26811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0.722526">
            <text:p>0.722526</text:p>
          </table:table-cell>
          <table:table-cell office:value-type="float" office:value="-3.415778">
            <text:p>-3.415778</text:p>
          </table:table-cell>
          <table:table-cell office:value-type="float" office:value="14.032049">
            <text:p>14.03204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0.730838">
            <text:p>-0.730838</text:p>
          </table:table-cell>
          <table:table-cell office:value-type="float" office:value="-3.417325">
            <text:p>-3.417325</text:p>
          </table:table-cell>
          <table:table-cell office:value-type="float" office:value="14.032078">
            <text:p>14.03207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.428803">
            <text:p>-1.428803</text:p>
          </table:table-cell>
          <table:table-cell office:value-type="float" office:value="-3.1915">
            <text:p>-3.1915</text:p>
          </table:table-cell>
          <table:table-cell office:value-type="float" office:value="12.845168">
            <text:p>12.84516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2.605842">
            <text:p>-2.605842</text:p>
          </table:table-cell>
          <table:table-cell office:value-type="float" office:value="-2.338923">
            <text:p>-2.338923</text:p>
          </table:table-cell>
          <table:table-cell office:value-type="float" office:value="12.845024">
            <text:p>12.84502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2.607544">
            <text:p>-2.607544</text:p>
          </table:table-cell>
          <table:table-cell office:value-type="float" office:value="-1.575606">
            <text:p>-1.575606</text:p>
          </table:table-cell>
          <table:table-cell office:value-type="float" office:value="11.608263">
            <text:p>11.60826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3.040341">
            <text:p>-3.040341</text:p>
          </table:table-cell>
          <table:table-cell office:value-type="float" office:value="-0.24888">
            <text:p>-0.24888</text:p>
          </table:table-cell>
          <table:table-cell office:value-type="float" office:value="11.607925">
            <text:p>11.60792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.436603">
            <text:p>-1.436603</text:p>
          </table:table-cell>
          <table:table-cell office:value-type="float" office:value="3.201837">
            <text:p>3.201837</text:p>
          </table:table-cell>
          <table:table-cell office:value-type="float" office:value="14.029813">
            <text:p>14.02981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0.010872">
            <text:p>-0.010872</text:p>
          </table:table-cell>
          <table:table-cell office:value-type="float" office:value="1.242029">
            <text:p>1.242029</text:p>
          </table:table-cell>
          <table:table-cell office:value-type="float" office:value="10.109224">
            <text:p>10.10922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0.012165">
            <text:p>-0.012165</text:p>
          </table:table-cell>
          <table:table-cell office:value-type="float" office:value="2.429274">
            <text:p>2.429274</text:p>
          </table:table-cell>
          <table:table-cell office:value-type="float" office:value="10.842346">
            <text:p>10.84234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.163404">
            <text:p>1.163404</text:p>
          </table:table-cell>
          <table:table-cell office:value-type="float" office:value="2.813241">
            <text:p>2.813241</text:p>
          </table:table-cell>
          <table:table-cell office:value-type="float" office:value="11.605987">
            <text:p>11.60598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.293224">
            <text:p>2.293224</text:p>
          </table:table-cell>
          <table:table-cell office:value-type="float" office:value="1.994305">
            <text:p>1.994305</text:p>
          </table:table-cell>
          <table:table-cell office:value-type="float" office:value="11.606193">
            <text:p>11.60619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.294399">
            <text:p>2.294399</text:p>
          </table:table-cell>
          <table:table-cell office:value-type="float" office:value="0.757597">
            <text:p>0.757597</text:p>
          </table:table-cell>
          <table:table-cell office:value-type="float" office:value="10.842706">
            <text:p>10.84270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0.718649">
            <text:p>0.718649</text:p>
          </table:table-cell>
          <table:table-cell office:value-type="float" office:value="-0.99363">
            <text:p>-0.99363</text:p>
          </table:table-cell>
          <table:table-cell office:value-type="float" office:value="10.109738">
            <text:p>10.10973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0.73479">
            <text:p>-0.73479</text:p>
          </table:table-cell>
          <table:table-cell office:value-type="float" office:value="-0.995229">
            <text:p>-0.995229</text:p>
          </table:table-cell>
          <table:table-cell office:value-type="float" office:value="10.110523">
            <text:p>10.11052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.185691">
            <text:p>-1.185691</text:p>
          </table:table-cell>
          <table:table-cell office:value-type="float" office:value="0.386441">
            <text:p>0.386441</text:p>
          </table:table-cell>
          <table:table-cell office:value-type="float" office:value="10.109463">
            <text:p>10.10946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2.315152">
            <text:p>-2.315152</text:p>
          </table:table-cell>
          <table:table-cell office:value-type="float" office:value="0.752209">
            <text:p>0.752209</text:p>
          </table:table-cell>
          <table:table-cell office:value-type="float" office:value="10.843066">
            <text:p>10.84306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2.316573">
            <text:p>-2.316573</text:p>
          </table:table-cell>
          <table:table-cell office:value-type="float" office:value="1.988645">
            <text:p>1.988645</text:p>
          </table:table-cell>
          <table:table-cell office:value-type="float" office:value="11.606913">
            <text:p>11.60691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.188353">
            <text:p>-1.188353</text:p>
          </table:table-cell>
          <table:table-cell office:value-type="float" office:value="2.810197">
            <text:p>2.810197</text:p>
          </table:table-cell>
          <table:table-cell office:value-type="float" office:value="11.606506">
            <text:p>11.60650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0.713835">
            <text:p>0.713835</text:p>
          </table:table-cell>
          <table:table-cell office:value-type="float" office:value="3.430892">
            <text:p>3.430892</text:p>
          </table:table-cell>
          <table:table-cell office:value-type="float" office:value="12.842385">
            <text:p>12.84238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.411825">
            <text:p>1.411825</text:p>
          </table:table-cell>
          <table:table-cell office:value-type="float" office:value="3.205122">
            <text:p>3.205122</text:p>
          </table:table-cell>
          <table:table-cell office:value-type="float" office:value="14.029364">
            <text:p>14.02936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.588631">
            <text:p>2.588631</text:p>
          </table:table-cell>
          <table:table-cell office:value-type="float" office:value="2.352553">
            <text:p>2.352553</text:p>
          </table:table-cell>
          <table:table-cell office:value-type="float" office:value="14.02944">
            <text:p>14.0294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019997">
            <text:p>3.019997</text:p>
          </table:table-cell>
          <table:table-cell office:value-type="float" office:value="1.759304">
            <text:p>1.759304</text:p>
          </table:table-cell>
          <table:table-cell office:value-type="float" office:value="12.84251">
            <text:p>12.8425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471388">
            <text:p>3.471388</text:p>
          </table:table-cell>
          <table:table-cell office:value-type="float" office:value="0.377834">
            <text:p>0.377834</text:p>
          </table:table-cell>
          <table:table-cell office:value-type="float" office:value="12.842977">
            <text:p>12.84297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022737">
            <text:p>3.022737</text:p>
          </table:table-cell>
          <table:table-cell office:value-type="float" office:value="-0.241286">
            <text:p>-0.241286</text:p>
          </table:table-cell>
          <table:table-cell office:value-type="float" office:value="11.606914">
            <text:p>11.60691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.593075">
            <text:p>2.593075</text:p>
          </table:table-cell>
          <table:table-cell office:value-type="float" office:value="-1.568924">
            <text:p>-1.568924</text:p>
          </table:table-cell>
          <table:table-cell office:value-type="float" office:value="11.607656">
            <text:p>11.60765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.417817">
            <text:p>1.417817</text:p>
          </table:table-cell>
          <table:table-cell office:value-type="float" office:value="-1.952966">
            <text:p>-1.952966</text:p>
          </table:table-cell>
          <table:table-cell office:value-type="float" office:value="10.843478">
            <text:p>10.84347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.431029">
            <text:p>-1.431029</text:p>
          </table:table-cell>
          <table:table-cell office:value-type="float" office:value="-1.956099">
            <text:p>-1.956099</text:p>
          </table:table-cell>
          <table:table-cell office:value-type="float" office:value="10.844521">
            <text:p>10.84452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0.702978">
            <text:p>-0.702978</text:p>
          </table:table-cell>
          <table:table-cell office:value-type="float" office:value="-2.955445">
            <text:p>-2.955445</text:p>
          </table:table-cell>
          <table:table-cell office:value-type="float" office:value="11.60839">
            <text:p>11.6083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0.692547">
            <text:p>0.692547</text:p>
          </table:table-cell>
          <table:table-cell office:value-type="float" office:value="-2.953837">
            <text:p>-2.953837</text:p>
          </table:table-cell>
          <table:table-cell office:value-type="float" office:value="11.60818">
            <text:p>11.6081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.419554">
            <text:p>1.419554</text:p>
          </table:table-cell>
          <table:table-cell office:value-type="float" office:value="-3.188302">
            <text:p>-3.188302</text:p>
          </table:table-cell>
          <table:table-cell office:value-type="float" office:value="12.844696">
            <text:p>12.84469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.594057">
            <text:p>2.594057</text:p>
          </table:table-cell>
          <table:table-cell office:value-type="float" office:value="-2.332371">
            <text:p>-2.332371</text:p>
          </table:table-cell>
          <table:table-cell office:value-type="float" office:value="12.844199">
            <text:p>12.84419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025443">
            <text:p>3.025443</text:p>
          </table:table-cell>
          <table:table-cell office:value-type="float" office:value="-1.73826">
            <text:p>-1.73826</text:p>
          </table:table-cell>
          <table:table-cell office:value-type="float" office:value="14.030898">
            <text:p>14.03089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472778">
            <text:p>3.472778</text:p>
          </table:table-cell>
          <table:table-cell office:value-type="float" office:value="-0.355411">
            <text:p>-0.355411</text:p>
          </table:table-cell>
          <table:table-cell office:value-type="float" office:value="14.030347">
            <text:p>14.03034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.023205">
            <text:p>3.023205</text:p>
          </table:table-cell>
          <table:table-cell office:value-type="float" office:value="0.262546">
            <text:p>0.262546</text:p>
          </table:table-cell>
          <table:table-cell office:value-type="float" office:value="15.26667">
            <text:p>15.2666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.590402">
            <text:p>2.590402</text:p>
          </table:table-cell>
          <table:table-cell office:value-type="float" office:value="1.589225">
            <text:p>1.589225</text:p>
          </table:table-cell>
          <table:table-cell office:value-type="float" office:value="15.266375">
            <text:p>15.26637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0.739566">
            <text:p>-0.739566</text:p>
          </table:table-cell>
          <table:table-cell office:value-type="float" office:value="3.429395">
            <text:p>3.429395</text:p>
          </table:table-cell>
          <table:table-cell office:value-type="float" office:value="12.842423">
            <text:p>12.84242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0.685939">
            <text:p>0.685939</text:p>
          </table:table-cell>
          <table:table-cell office:value-type="float" office:value="2.969155">
            <text:p>2.969155</text:p>
          </table:table-cell>
          <table:table-cell office:value-type="float" office:value="15.266228">
            <text:p>15.26622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.166036">
            <text:p>1.166036</text:p>
          </table:table-cell>
          <table:table-cell office:value-type="float" office:value="0.389073">
            <text:p>0.389073</text:p>
          </table:table-cell>
          <table:table-cell office:value-type="float" office:value="10.109184">
            <text:p>10.10918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209334">
            <text:p>-8.209334</text:p>
          </table:table-cell>
          <table:table-cell table:formula="of:=[.C1]+14.0525" office:value-type="float" office:value="13.677013">
            <text:p>13.677013</text:p>
          </table:table-cell>
          <table:table-cell office:value-type="float" office:value="6.828905">
            <text:p>6.82890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61927">
            <text:p>-7.761927</text:p>
          </table:table-cell>
          <table:table-cell table:formula="of:=[.C2]+14.0525" office:value-type="float" office:value="15.059772">
            <text:p>15.059772</text:p>
          </table:table-cell>
          <table:table-cell office:value-type="float" office:value="6.828108">
            <text:p>6.82810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461142">
            <text:p>-8.461142</text:p>
          </table:table-cell>
          <table:table-cell table:formula="of:=[.C3]+14.0525" office:value-type="float" office:value="16.019137">
            <text:p>16.019137</text:p>
          </table:table-cell>
          <table:table-cell office:value-type="float" office:value="6.094433">
            <text:p>6.09443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636359">
            <text:p>-9.636359</text:p>
          </table:table-cell>
          <table:table-cell table:formula="of:=[.C4]+14.0525" office:value-type="float" office:value="15.635061">
            <text:p>15.635061</text:p>
          </table:table-cell>
          <table:table-cell office:value-type="float" office:value="5.330306">
            <text:p>5.33030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065922">
            <text:p>-10.065922</text:p>
          </table:table-cell>
          <table:table-cell table:formula="of:=[.C5]+14.0525" office:value-type="float" office:value="14.30744">
            <text:p>14.30744</text:p>
          </table:table-cell>
          <table:table-cell office:value-type="float" office:value="5.330874">
            <text:p>5.33087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337482">
            <text:p>-9.337482</text:p>
          </table:table-cell>
          <table:table-cell table:formula="of:=[.C6]+14.0525" office:value-type="float" office:value="13.308616">
            <text:p>13.308616</text:p>
          </table:table-cell>
          <table:table-cell office:value-type="float" office:value="6.094819">
            <text:p>6.09481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032504">
            <text:p>-7.032504</text:p>
          </table:table-cell>
          <table:table-cell table:formula="of:=[.C7]+14.0525" office:value-type="float" office:value="12.824097">
            <text:p>12.824097</text:p>
          </table:table-cell>
          <table:table-cell office:value-type="float" office:value="6.82873">
            <text:p>6.8287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857674">
            <text:p>-5.857674</text:p>
          </table:table-cell>
          <table:table-cell table:formula="of:=[.C8]+14.0525" office:value-type="float" office:value="13.67971">
            <text:p>13.67971</text:p>
          </table:table-cell>
          <table:table-cell office:value-type="float" office:value="6.828439">
            <text:p>6.82843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08512">
            <text:p>-6.308512</text:p>
          </table:table-cell>
          <table:table-cell table:formula="of:=[.C9]+14.0525" office:value-type="float" office:value="15.061286">
            <text:p>15.061286</text:p>
          </table:table-cell>
          <table:table-cell office:value-type="float" office:value="6.827303">
            <text:p>6.82730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612252">
            <text:p>-5.612252</text:p>
          </table:table-cell>
          <table:table-cell table:formula="of:=[.C10]+14.0525" office:value-type="float" office:value="16.022351">
            <text:p>16.022351</text:p>
          </table:table-cell>
          <table:table-cell office:value-type="float" office:value="6.093466">
            <text:p>6.09346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35816">
            <text:p>-7.735816</text:p>
          </table:table-cell>
          <table:table-cell table:formula="of:=[.C11]+14.0525" office:value-type="float" office:value="17.020021">
            <text:p>17.020021</text:p>
          </table:table-cell>
          <table:table-cell office:value-type="float" office:value="5.329811">
            <text:p>5.32981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637289">
            <text:p>-9.637289</text:p>
          </table:table-cell>
          <table:table-cell table:formula="of:=[.C12]+14.0525" office:value-type="float" office:value="16.398524">
            <text:p>16.398524</text:p>
          </table:table-cell>
          <table:table-cell office:value-type="float" office:value="4.09368">
            <text:p>4.0936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068899">
            <text:p>-10.068899</text:p>
          </table:table-cell>
          <table:table-cell table:formula="of:=[.C13]+14.0525" office:value-type="float" office:value="15.804439">
            <text:p>15.804439</text:p>
          </table:table-cell>
          <table:table-cell office:value-type="float" office:value="2.906967">
            <text:p>2.90696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51617">
            <text:p>-10.51617</text:p>
          </table:table-cell>
          <table:table-cell table:formula="of:=[.C14]+14.0525" office:value-type="float" office:value="14.421554">
            <text:p>14.421554</text:p>
          </table:table-cell>
          <table:table-cell office:value-type="float" office:value="2.907552">
            <text:p>2.90755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514819">
            <text:p>-10.514819</text:p>
          </table:table-cell>
          <table:table-cell table:formula="of:=[.C15]+14.0525" office:value-type="float" office:value="13.688208">
            <text:p>13.688208</text:p>
          </table:table-cell>
          <table:table-cell office:value-type="float" office:value="4.094937">
            <text:p>4.09493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063425">
            <text:p>-10.063425</text:p>
          </table:table-cell>
          <table:table-cell table:formula="of:=[.C16]+14.0525" office:value-type="float" office:value="12.306954">
            <text:p>12.306954</text:p>
          </table:table-cell>
          <table:table-cell office:value-type="float" office:value="4.09536">
            <text:p>4.0953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336622">
            <text:p>-9.336622</text:p>
          </table:table-cell>
          <table:table-cell table:formula="of:=[.C17]+14.0525" office:value-type="float" office:value="12.071774">
            <text:p>12.071774</text:p>
          </table:table-cell>
          <table:table-cell office:value-type="float" office:value="5.331852">
            <text:p>5.33185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206674">
            <text:p>-8.206674</text:p>
          </table:table-cell>
          <table:table-cell table:formula="of:=[.C18]+14.0525" office:value-type="float" office:value="11.252955">
            <text:p>11.252955</text:p>
          </table:table-cell>
          <table:table-cell office:value-type="float" office:value="5.331899">
            <text:p>5.33189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031266">
            <text:p>-7.031266</text:p>
          </table:table-cell>
          <table:table-cell table:formula="of:=[.C19]+14.0525" office:value-type="float" office:value="11.636788">
            <text:p>11.636788</text:p>
          </table:table-cell>
          <table:table-cell office:value-type="float" office:value="6.095573">
            <text:p>6.09557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728139">
            <text:p>-4.728139</text:p>
          </table:table-cell>
          <table:table-cell table:formula="of:=[.C20]+14.0525" office:value-type="float" office:value="13.313926">
            <text:p>13.313926</text:p>
          </table:table-cell>
          <table:table-cell office:value-type="float" office:value="6.09489">
            <text:p>6.0948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726844">
            <text:p>-4.726844</text:p>
          </table:table-cell>
          <table:table-cell table:formula="of:=[.C21]+14.0525" office:value-type="float" office:value="12.077482">
            <text:p>12.077482</text:p>
          </table:table-cell>
          <table:table-cell office:value-type="float" office:value="5.331037">
            <text:p>5.33103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854952">
            <text:p>-5.854952</text:p>
          </table:table-cell>
          <table:table-cell table:formula="of:=[.C22]+14.0525" office:value-type="float" office:value="11.255912">
            <text:p>11.255912</text:p>
          </table:table-cell>
          <table:table-cell office:value-type="float" office:value="5.331496">
            <text:p>5.33149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03724">
            <text:p>-6.303724</text:p>
          </table:table-cell>
          <table:table-cell table:formula="of:=[.C23]+14.0525" office:value-type="float" office:value="10.636722">
            <text:p>10.636722</text:p>
          </table:table-cell>
          <table:table-cell office:value-type="float" office:value="4.095431">
            <text:p>4.09543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57088">
            <text:p>-7.757088</text:p>
          </table:table-cell>
          <table:table-cell table:formula="of:=[.C24]+14.0525" office:value-type="float" office:value="10.635175">
            <text:p>10.635175</text:p>
          </table:table-cell>
          <table:table-cell office:value-type="float" office:value="4.09546">
            <text:p>4.0954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455053">
            <text:p>-8.455053</text:p>
          </table:table-cell>
          <table:table-cell table:formula="of:=[.C25]+14.0525" office:value-type="float" office:value="10.861">
            <text:p>10.861</text:p>
          </table:table-cell>
          <table:table-cell office:value-type="float" office:value="2.90855">
            <text:p>2.9085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632092">
            <text:p>-9.632092</text:p>
          </table:table-cell>
          <table:table-cell table:formula="of:=[.C26]+14.0525" office:value-type="float" office:value="11.713577">
            <text:p>11.713577</text:p>
          </table:table-cell>
          <table:table-cell office:value-type="float" office:value="2.908406">
            <text:p>2.90840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633794">
            <text:p>-9.633794</text:p>
          </table:table-cell>
          <table:table-cell table:formula="of:=[.C27]+14.0525" office:value-type="float" office:value="12.476894">
            <text:p>12.476894</text:p>
          </table:table-cell>
          <table:table-cell office:value-type="float" office:value="1.671645">
            <text:p>1.67164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10.066591">
            <text:p>-10.066591</text:p>
          </table:table-cell>
          <table:table-cell table:formula="of:=[.C28]+14.0525" office:value-type="float" office:value="13.80362">
            <text:p>13.80362</text:p>
          </table:table-cell>
          <table:table-cell office:value-type="float" office:value="1.671307">
            <text:p>1.67130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462853">
            <text:p>-8.462853</text:p>
          </table:table-cell>
          <table:table-cell table:formula="of:=[.C29]+14.0525" office:value-type="float" office:value="17.254337">
            <text:p>17.254337</text:p>
          </table:table-cell>
          <table:table-cell office:value-type="float" office:value="4.093195">
            <text:p>4.09319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037122">
            <text:p>-7.037122</text:p>
          </table:table-cell>
          <table:table-cell table:formula="of:=[.C30]+14.0525" office:value-type="float" office:value="15.294529">
            <text:p>15.294529</text:p>
          </table:table-cell>
          <table:table-cell office:value-type="float" office:value="0.172606">
            <text:p>0.17260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038415">
            <text:p>-7.038415</text:p>
          </table:table-cell>
          <table:table-cell table:formula="of:=[.C31]+14.0525" office:value-type="float" office:value="16.481774">
            <text:p>16.481774</text:p>
          </table:table-cell>
          <table:table-cell office:value-type="float" office:value="0.905728">
            <text:p>0.90572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862846">
            <text:p>-5.862846</text:p>
          </table:table-cell>
          <table:table-cell table:formula="of:=[.C32]+14.0525" office:value-type="float" office:value="16.865741">
            <text:p>16.865741</text:p>
          </table:table-cell>
          <table:table-cell office:value-type="float" office:value="1.669369">
            <text:p>1.66936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733026">
            <text:p>-4.733026</text:p>
          </table:table-cell>
          <table:table-cell table:formula="of:=[.C33]+14.0525" office:value-type="float" office:value="16.046805">
            <text:p>16.046805</text:p>
          </table:table-cell>
          <table:table-cell office:value-type="float" office:value="1.669575">
            <text:p>1.66957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731851">
            <text:p>-4.731851</text:p>
          </table:table-cell>
          <table:table-cell table:formula="of:=[.C34]+14.0525" office:value-type="float" office:value="14.810097">
            <text:p>14.810097</text:p>
          </table:table-cell>
          <table:table-cell office:value-type="float" office:value="0.906088">
            <text:p>0.90608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07601">
            <text:p>-6.307601</text:p>
          </table:table-cell>
          <table:table-cell table:formula="of:=[.C35]+14.0525" office:value-type="float" office:value="13.05887">
            <text:p>13.05887</text:p>
          </table:table-cell>
          <table:table-cell office:value-type="float" office:value="0.17312">
            <text:p>0.1731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6104">
            <text:p>-7.76104</text:p>
          </table:table-cell>
          <table:table-cell table:formula="of:=[.C36]+14.0525" office:value-type="float" office:value="13.057271">
            <text:p>13.057271</text:p>
          </table:table-cell>
          <table:table-cell office:value-type="float" office:value="0.173905">
            <text:p>0.17390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211941">
            <text:p>-8.211941</text:p>
          </table:table-cell>
          <table:table-cell table:formula="of:=[.C37]+14.0525" office:value-type="float" office:value="14.438941">
            <text:p>14.438941</text:p>
          </table:table-cell>
          <table:table-cell office:value-type="float" office:value="0.172845">
            <text:p>0.17284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341402">
            <text:p>-9.341402</text:p>
          </table:table-cell>
          <table:table-cell table:formula="of:=[.C38]+14.0525" office:value-type="float" office:value="14.804709">
            <text:p>14.804709</text:p>
          </table:table-cell>
          <table:table-cell office:value-type="float" office:value="0.906448">
            <text:p>0.90644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9.342823">
            <text:p>-9.342823</text:p>
          </table:table-cell>
          <table:table-cell table:formula="of:=[.C39]+14.0525" office:value-type="float" office:value="16.041145">
            <text:p>16.041145</text:p>
          </table:table-cell>
          <table:table-cell office:value-type="float" office:value="1.670295">
            <text:p>1.67029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214603">
            <text:p>-8.214603</text:p>
          </table:table-cell>
          <table:table-cell table:formula="of:=[.C40]+14.0525" office:value-type="float" office:value="16.862697">
            <text:p>16.862697</text:p>
          </table:table-cell>
          <table:table-cell office:value-type="float" office:value="1.669888">
            <text:p>1.66988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12415">
            <text:p>-6.312415</text:p>
          </table:table-cell>
          <table:table-cell table:formula="of:=[.C41]+14.0525" office:value-type="float" office:value="17.483392">
            <text:p>17.483392</text:p>
          </table:table-cell>
          <table:table-cell office:value-type="float" office:value="2.905767">
            <text:p>2.90576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614425">
            <text:p>-5.614425</text:p>
          </table:table-cell>
          <table:table-cell table:formula="of:=[.C42]+14.0525" office:value-type="float" office:value="17.257622">
            <text:p>17.257622</text:p>
          </table:table-cell>
          <table:table-cell office:value-type="float" office:value="4.092746">
            <text:p>4.09274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437619">
            <text:p>-4.437619</text:p>
          </table:table-cell>
          <table:table-cell table:formula="of:=[.C43]+14.0525" office:value-type="float" office:value="16.405053">
            <text:p>16.405053</text:p>
          </table:table-cell>
          <table:table-cell office:value-type="float" office:value="4.092822">
            <text:p>4.09282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006253">
            <text:p>-4.006253</text:p>
          </table:table-cell>
          <table:table-cell table:formula="of:=[.C44]+14.0525" office:value-type="float" office:value="15.811804">
            <text:p>15.811804</text:p>
          </table:table-cell>
          <table:table-cell office:value-type="float" office:value="2.905892">
            <text:p>2.90589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3.554862">
            <text:p>-3.554862</text:p>
          </table:table-cell>
          <table:table-cell table:formula="of:=[.C45]+14.0525" office:value-type="float" office:value="14.430334">
            <text:p>14.430334</text:p>
          </table:table-cell>
          <table:table-cell office:value-type="float" office:value="2.906359">
            <text:p>2.90635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003513">
            <text:p>-4.003513</text:p>
          </table:table-cell>
          <table:table-cell table:formula="of:=[.C46]+14.0525" office:value-type="float" office:value="13.811214">
            <text:p>13.811214</text:p>
          </table:table-cell>
          <table:table-cell office:value-type="float" office:value="1.670296">
            <text:p>1.67029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433175">
            <text:p>-4.433175</text:p>
          </table:table-cell>
          <table:table-cell table:formula="of:=[.C47]+14.0525" office:value-type="float" office:value="12.483576">
            <text:p>12.483576</text:p>
          </table:table-cell>
          <table:table-cell office:value-type="float" office:value="1.671038">
            <text:p>1.67103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608433">
            <text:p>-5.608433</text:p>
          </table:table-cell>
          <table:table-cell table:formula="of:=[.C48]+14.0525" office:value-type="float" office:value="12.099534">
            <text:p>12.099534</text:p>
          </table:table-cell>
          <table:table-cell office:value-type="float" office:value="0.90686">
            <text:p>0.9068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8.457279">
            <text:p>-8.457279</text:p>
          </table:table-cell>
          <table:table-cell table:formula="of:=[.C49]+14.0525" office:value-type="float" office:value="12.096401">
            <text:p>12.096401</text:p>
          </table:table-cell>
          <table:table-cell office:value-type="float" office:value="0.907903">
            <text:p>0.90790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29228">
            <text:p>-7.729228</text:p>
          </table:table-cell>
          <table:table-cell table:formula="of:=[.C50]+14.0525" office:value-type="float" office:value="11.097055">
            <text:p>11.097055</text:p>
          </table:table-cell>
          <table:table-cell office:value-type="float" office:value="1.671772">
            <text:p>1.67177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33703">
            <text:p>-6.333703</text:p>
          </table:table-cell>
          <table:table-cell table:formula="of:=[.C51]+14.0525" office:value-type="float" office:value="11.098663">
            <text:p>11.098663</text:p>
          </table:table-cell>
          <table:table-cell office:value-type="float" office:value="1.671562">
            <text:p>1.67156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606696">
            <text:p>-5.606696</text:p>
          </table:table-cell>
          <table:table-cell table:formula="of:=[.C52]+14.0525" office:value-type="float" office:value="10.864198">
            <text:p>10.864198</text:p>
          </table:table-cell>
          <table:table-cell office:value-type="float" office:value="2.908078">
            <text:p>2.90807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432193">
            <text:p>-4.432193</text:p>
          </table:table-cell>
          <table:table-cell table:formula="of:=[.C53]+14.0525" office:value-type="float" office:value="11.720129">
            <text:p>11.720129</text:p>
          </table:table-cell>
          <table:table-cell office:value-type="float" office:value="2.907581">
            <text:p>2.90758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000807">
            <text:p>-4.000807</text:p>
          </table:table-cell>
          <table:table-cell table:formula="of:=[.C54]+14.0525" office:value-type="float" office:value="12.31424">
            <text:p>12.31424</text:p>
          </table:table-cell>
          <table:table-cell office:value-type="float" office:value="4.09428">
            <text:p>4.09428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3.553472">
            <text:p>-3.553472</text:p>
          </table:table-cell>
          <table:table-cell table:formula="of:=[.C55]+14.0525" office:value-type="float" office:value="13.697089">
            <text:p>13.697089</text:p>
          </table:table-cell>
          <table:table-cell office:value-type="float" office:value="4.093729">
            <text:p>4.093729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003045">
            <text:p>-4.003045</text:p>
          </table:table-cell>
          <table:table-cell table:formula="of:=[.C56]+14.0525" office:value-type="float" office:value="14.315046">
            <text:p>14.315046</text:p>
          </table:table-cell>
          <table:table-cell office:value-type="float" office:value="5.330052">
            <text:p>5.33005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4.435848">
            <text:p>-4.435848</text:p>
          </table:table-cell>
          <table:table-cell table:formula="of:=[.C57]+14.0525" office:value-type="float" office:value="15.641725">
            <text:p>15.641725</text:p>
          </table:table-cell>
          <table:table-cell office:value-type="float" office:value="5.329757">
            <text:p>5.329757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7.765816">
            <text:p>-7.765816</text:p>
          </table:table-cell>
          <table:table-cell table:formula="of:=[.C58]+14.0525" office:value-type="float" office:value="17.481895">
            <text:p>17.481895</text:p>
          </table:table-cell>
          <table:table-cell office:value-type="float" office:value="2.905805">
            <text:p>2.90580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6.340311">
            <text:p>-6.340311</text:p>
          </table:table-cell>
          <table:table-cell table:formula="of:=[.C59]+14.0525" office:value-type="float" office:value="17.021655">
            <text:p>17.021655</text:p>
          </table:table-cell>
          <table:table-cell office:value-type="float" office:value="5.32961">
            <text:p>5.3296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-5.860214">
            <text:p>-5.860214</text:p>
          </table:table-cell>
          <table:table-cell table:formula="of:=[.C60]+14.0525" office:value-type="float" office:value="14.441573">
            <text:p>14.441573</text:p>
          </table:table-cell>
          <table:table-cell office:value-type="float" office:value="0.172566">
            <text:p>0.1725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0:12:13</meta:creation-date>
    <dc:date>2015-05-10T20:17:44</dc:date>
    <meta:editing-duration>PT11S</meta:editing-duration>
    <meta:editing-cycles>1</meta:editing-cycles>
    <meta:document-statistic meta:table-count="1" meta:cell-count="961" meta:object-count="0"/>
    <meta:generator>LibreOffice/3.6$MacOSX_x86 LibreOffice_project/e29a214-2bbed72-0621de6-a97528c-8f066d</meta:generator>
  </office:meta>
</office:document-meta>
</file>